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ly197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̃</text:p>
          </table:table-cell>
          <table:table-cell office:value-type="string" calcext:value-type="string">
            <text:p>t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 in clitics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ʷ in clitics</text:p>
          </table:table-cell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</text:p>
          </table:table-cell>
          <table:table-cell/>
          <table:table-cell office:value-type="string" calcext:value-type="string">
            <text:p>ɨ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̌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</table:table>
      <table:table table:name="farris199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ñ</text:p>
          </table:table-cell>
          <table:table-cell/>
          <table:table-cell office:value-type="string" calcext:value-type="string">
            <text:p>ʰñ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johnson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macaulay1996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honetically t̪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kʰ</text:p>
          </table:table-cell>
        </table:table-row>
        <table:table-row table:style-name="ro1">
          <table:table-cell/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ŋ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ccasionally w between vowels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h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, ɨ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ž</text:p>
          </table:table-cell>
          <table:table-cell/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in the speech of some people</text:p>
          </table:table-cell>
        </table:table-row>
        <table:table-row table:style-name="ro1">
          <table:table-cell/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appears in one form, could be treated as an allophone of [r]</text:p>
          </table:table-cell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I think what she writes as [y] is IPA j, but I’m not totally sure</text:p>
          </table:table-cell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always</text:p>
          </table:table-cell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̌</text:p>
          </table:table-cell>
          <table:table-cell/>
          <table:table-cell office:value-type="string" calcext:value-type="string">
            <text:p>ntʃ͡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mited occurrence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ry rare, two words only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ɣ</text:p>
          </table:table-cell>
          <table:table-cell/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north-shields197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/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shields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zylstra199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̃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macaulay1996.A66:macaulay1996.AMJ10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1:50:22.227886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8T16:03:04.967985454</meta:creation-date>
    <dc:date>2020-03-09T14:39:36.802882578</dc:date>
    <meta:editing-duration>PT11H42M30S</meta:editing-duration>
    <meta:editing-cycles>189</meta:editing-cycles>
    <meta:generator>LibreOffice/6.3.4.2$MacOSX_X86_64 LibreOffice_project/60da17e045e08f1793c57c00ba83cdfce946d0aa</meta:generator>
    <meta:document-statistic meta:table-count="7" meta:cell-count="2009" meta:object-count="0"/>
  </office:meta>
</office:document-meta>
</file>